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style:font-size-asian="10pt" style:font-size-complex="10pt"/>
    </style:style>
    <style:style style:name="P2" style:family="paragraph" style:parent-style-name="Standard">
      <style:text-properties style:font-name="Courier New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Courier New" fo:font-size="10pt" style:font-size-asian="10pt" style:font-size-complex="10pt"/>
    </style:style>
    <style:style style:name="P5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Bibliotecas externas utilizadas no projeto:</text:p>
      <text:p text:style-name="P1"/>
      <text:p text:style-name="P2">BASIC:</text:p>
      <text:p text:style-name="P2"/>
      <text:p text:style-name="P3">/*<text:line-break/> * Copyright (c) 2006, Adam Dunkels<text:line-break/> * All rights reserved.<text:line-break/> *<text:line-break/> * Redistribution and use in source and binary forms, with or without<text:line-break/> * modification, are permitted provided that the following conditions<text:line-break/> * are met:<text:line-break/> * 1. Redistributions of source code must retain the above copyright<text:line-break/> * <text:s text:c="3"/>notice, this list of conditions and the following disclaimer.<text:line-break/> * 2. Redistributions in binary form must reproduce the above copyright<text:line-break/> * <text:s text:c="3"/>notice, this list of conditions and the following disclaimer in the<text:line-break/> * <text:s text:c="3"/>documentation and/or other materials provided with the distribution.<text:line-break/> * 3. Neither the name of the author nor the names of its contributors<text:line-break/> * <text:s text:c="3"/>may be used to endorse or promote products derived from this software<text:line-break/> * <text:s text:c="3"/>without specific prior written permission.<text:line-break/> *<text:line-break/> * THIS SOFTWARE IS PROVIDED BY THE AUTHOR AND CONTRIBUTORS ``AS IS'' AND<text:line-break/> * ANY EXPRESS OR IMPLIED WARRANTIES, INCLUDING, BUT NOT LIMITED TO, THE<text:line-break/> * IMPLIED WARRANTIES OF MERCHANTABILITY AND FITNESS FOR A PARTICULAR PURPOSE<text:line-break/> * ARE DISCLAIMED. <text:s/>IN NO EVENT SHALL THE AUTHOR OR CONTRIBUTORS BE LIABLE<text:line-break/> * FOR ANY DIRECT, INDIRECT, INCIDENTAL, SPECIAL, EXEMPLARY, OR CONSEQUENTIAL<text:line-break/> * DAMAGES (INCLUDING, BUT NOT LIMITED TO, PROCUREMENT OF SUBSTITUTE GOODS<text:line-break/> * OR SERVICES; LOSS OF USE, DATA, OR PROFITS; OR BUSINESS INTERRUPTION)<text:line-break/> * HOWEVER CAUSED AND ON ANY THEORY OF LIABILITY, WHETHER IN CONTRACT, STRICT<text:line-break/> * LIABILITY, OR TORT (INCLUDING NEGLIGENCE OR OTHERWISE) ARISING IN ANY WAY<text:line-break/> * OUT OF THE USE OF THIS SOFTWARE, EVEN IF ADVISED OF THE POSSIBILITY OF<text:line-break/> * SUCH DAMAGE.<text:line-break/> *<text:line-break/> */</text:p>
      <text:p text:style-name="P4"/>
      <text:p text:style-name="P1"><text:line-break/><text:span text:style-name="T1">miniIni:</text:span></text:p>
      <text:p text:style-name="P1"/>
      <text:p text:style-name="P1">minIni is a programmer's library to read and write "INI" files in embedded</text:p>
      <text:p text:style-name="P1">systems. The library takes little resources and can be configured for various</text:p>
      <text:p text:style-name="P1">kinds of file I/O libraries.</text:p>
      <text:p text:style-name="P1"/>
      <text:p text:style-name="P1">The method for portable INI file management in minIni is, in part based, on the</text:p>
      <text:p text:style-name="P1">article "Multiplatform .INI Files" by Joseph J. Graf in the March 1994 issue of</text:p>
      <text:p text:style-name="P1">Dr. Dobb's Journal.</text:p>
      <text:p text:style-name="P1"/>
      <text:p text:style-name="P1">The C++ class in minIni.h was contributed by Steven Van Ingelgem.</text:p>
      <text:p text:style-name="P1"/>
      <text:p text:style-name="P1">The option to compile minIni as a read-only library was contributed by Luca</text:p>
      <text:p text:style-name="P1">Bassanello.</text:p>
      <text:p text:style-name="P1"/>
      <text:p text:style-name="P1"><text:line-break/> <text:s text:c="32"/>Apache License<text:line-break/> <text:s text:c="26"/>Version 2.0, January 2004<text:line-break/> <text:s text:c="23"/>http://www.apache.org/licenses/<text:line-break/><text:line-break/><text:line-break/> <text:s text:c="3"/>EXCEPTION TO THE APACHE 2.0 LICENSE</text:p>
      <text:p text:style-name="P1"><text:line-break/> <text:s text:c="3"/>As a special exception to the Apache License 2.0 (and referring to the</text:p>
      <text:p text:style-name="P1"><text:s text:c="4"/>definitions in Section 1 of this license), you may link, statically or</text:p>
      <text:p text:style-name="P1"><text:s text:c="4"/>dynamically, the "Work" to other modules to produce an executable file<text:line-break/> <text:s text:c="3"/>containing portions of the "Work", and distribute that executable file<text:line-break/> <text:s text:c="3"/>in "Object" form under the terms of your choice, without any of the<text:line-break/><text:soft-page-break/> <text:s text:c="3"/>additional requirements listed in Section 4 of the Apache License 2.0.</text:p>
      <text:p text:style-name="P1"><text:s text:c="4"/>This exception applies only to redistributions in "Object" form (not</text:p>
      <text:p text:style-name="P1"><text:s text:c="4"/>"Source" form) and only if no modifications have been made to the "Work".</text:p>
      <text:p text:style-name="P1"><text:line-break/><text:line-break/> <text:s text:c="2"/>TERMS AND CONDITIONS FOR USE, REPRODUCTION, AND DISTRIBUTION<text:line-break/><text:line-break/> <text:s text:c="2"/>1. Definitions.<text:line-break/><text:line-break/> <text:s text:c="5"/>"License" shall mean the terms and conditions for use, reproduction,<text:line-break/> <text:s text:c="5"/>and distribution as defined by Sections 1 through 9 of this document.<text:line-break/><text:line-break/> <text:s text:c="5"/>"Licensor" shall mean the copyright owner or entity authorized by<text:line-break/> <text:s text:c="5"/>the copyright owner that is granting the License.<text:line-break/><text:line-break/> <text:s text:c="5"/>"Legal Entity" shall mean the union of the acting entity and all<text:line-break/> <text:s text:c="5"/>other entities that control, are controlled by, or are under common<text:line-break/> <text:s text:c="5"/>control with that entity. For the purposes of this definition,<text:line-break/> <text:s text:c="5"/>"control" means (i) the power, direct or indirect, to cause the<text:line-break/> <text:s text:c="5"/>direction or management of such entity, whether by contract or<text:line-break/> <text:s text:c="5"/>otherwise, or (ii) ownership of fifty percent (50%) or more of the<text:line-break/> <text:s text:c="5"/>outstanding shares, or (iii) beneficial ownership of such entity.<text:line-break/><text:line-break/> <text:s text:c="5"/>"You" (or "Your") shall mean an individual or Legal Entity<text:line-break/> <text:s text:c="5"/>exercising permissions granted by this License.<text:line-break/><text:line-break/> <text:s text:c="5"/>"Source" form shall mean the preferred form for making modifications,<text:line-break/> <text:s text:c="5"/>including but not limited to software source code, documentation<text:line-break/> <text:s text:c="5"/>source, and configuration files.<text:line-break/><text:line-break/> <text:s text:c="5"/>"Object" form shall mean any form resulting from mechanical<text:line-break/> <text:s text:c="5"/>transformation or translation of a Source form, including but<text:line-break/> <text:s text:c="5"/>not limited to compiled object code, generated documentation,<text:line-break/> <text:s text:c="5"/>and conversions to other media types.<text:line-break/><text:line-break/> <text:s text:c="5"/>"Work" shall mean the work of authorship, whether in Source or<text:line-break/> <text:s text:c="5"/>Object form, made available under the License, as indicated by a<text:line-break/> <text:s text:c="5"/>copyright notice that is included in or attached to the work<text:line-break/> <text:s text:c="5"/>(an example is provided in the Appendix below).<text:line-break/><text:line-break/> <text:s text:c="5"/>"Derivative Works" shall mean any work, whether in Source or Object<text:line-break/> <text:s text:c="5"/>form, that is based on (or derived from) the Work and for which the<text:line-break/> <text:s text:c="5"/>editorial revisions, annotations, elaborations, or other modifications<text:line-break/> <text:s text:c="5"/>represent, as a whole, an original work of authorship. For the purposes<text:line-break/> <text:s text:c="5"/>of this License, Derivative Works shall not include works that remain<text:line-break/> <text:s text:c="5"/>separable from, or merely link (or bind by name) to the interfaces of,<text:line-break/> <text:s text:c="5"/>the Work and Derivative Works thereof.<text:line-break/><text:line-break/> <text:s text:c="5"/>"Contribution" shall mean any work of authorship, including<text:line-break/> <text:s text:c="5"/>the original version of the Work and any modifications or additions<text:line-break/> <text:s text:c="5"/>to that Work or Derivative Works thereof, that is intentionally<text:line-break/> <text:s text:c="5"/>submitted to Licensor for inclusion in the Work by the copyright owner<text:line-break/> <text:s text:c="5"/>or by an individual or Legal Entity authorized to submit on behalf of<text:line-break/> <text:s text:c="5"/>the copyright owner. For the purposes of this definition, "submitted"<text:line-break/> <text:s text:c="5"/>means any form of electronic, verbal, or written communication sent<text:line-break/> <text:s text:c="5"/>to the Licensor or its representatives, including but not limited to<text:line-break/> <text:s text:c="5"/>communication on electronic mailing lists, source code control systems,<text:line-break/> <text:s text:c="5"/>and issue tracking systems that are managed by, or on behalf of, the<text:line-break/> <text:s text:c="5"/>Licensor for the purpose of discussing and improving the Work, but<text:line-break/> <text:s text:c="5"/>excluding communication that is conspicuously marked or otherwise<text:line-break/> <text:s text:c="5"/>designated in writing by the copyright owner as "Not a Contribution."<text:line-break/><text:line-break/> <text:s text:c="5"/>"Contributor" shall mean Licensor and any individual or Legal Entity<text:line-break/> <text:s text:c="5"/>on behalf of whom a Contribution has been received by Licensor and<text:line-break/><text:soft-page-break/> <text:s text:c="5"/>subsequently incorporated within the Work.<text:line-break/><text:line-break/> <text:s text:c="2"/>2. Grant of Copyright License. Subject to the terms and conditions of<text:line-break/> <text:s text:c="5"/>this License, each Contributor hereby grants to You a perpetual,<text:line-break/> <text:s text:c="5"/>worldwide, non-exclusive, no-charge, royalty-free, irrevocable<text:line-break/> <text:s text:c="5"/>copyright license to reproduce, prepare Derivative Works of,<text:line-break/> <text:s text:c="5"/>publicly display, publicly perform, sublicense, and distribute the<text:line-break/> <text:s text:c="5"/>Work and such Derivative Works in Source or Object form.<text:line-break/><text:line-break/> <text:s text:c="2"/>3. Grant of Patent License. Subject to the terms and conditions of<text:line-break/> <text:s text:c="5"/>this License, each Contributor hereby grants to You a perpetual,<text:line-break/> <text:s text:c="5"/>worldwide, non-exclusive, no-charge, royalty-free, irrevocable<text:line-break/> <text:s text:c="5"/>(except as stated in this section) patent license to make, have made,<text:line-break/> <text:s text:c="5"/>use, offer to sell, sell, import, and otherwise transfer the Work,<text:line-break/> <text:s text:c="5"/>where such license applies only to those patent claims licensable<text:line-break/> <text:s text:c="5"/>by such Contributor that are necessarily infringed by their<text:line-break/> <text:s text:c="5"/>Contribution(s) alone or by combination of their Contribution(s)<text:line-break/> <text:s text:c="5"/>with the Work to which such Contribution(s) was submitted. If You<text:line-break/> <text:s text:c="5"/>institute patent litigation against any entity (including a<text:line-break/> <text:s text:c="5"/>cross-claim or counterclaim in a lawsuit) alleging that the Work<text:line-break/> <text:s text:c="5"/>or a Contribution incorporated within the Work constitutes direct<text:line-break/> <text:s text:c="5"/>or contributory patent infringement, then any patent licenses<text:line-break/> <text:s text:c="5"/>granted to You under this License for that Work shall terminate<text:line-break/> <text:s text:c="5"/>as of the date such litigation is filed.<text:line-break/><text:line-break/> <text:s text:c="2"/>4. Redistribution. You may reproduce and distribute copies of the<text:line-break/> <text:s text:c="5"/>Work or Derivative Works thereof in any medium, with or without<text:line-break/> <text:s text:c="5"/>modifications, and in Source or Object form, provided that You<text:line-break/> <text:s text:c="5"/>meet the following conditions:<text:line-break/><text:line-break/> <text:s text:c="5"/>(a) You must give any other recipients of the Work or<text:line-break/> <text:s text:c="9"/>Derivative Works a copy of this License; and<text:line-break/><text:line-break/> <text:s text:c="5"/>(b) You must cause any modified files to carry prominent notices<text:line-break/> <text:s text:c="9"/>stating that You changed the files; and<text:line-break/><text:line-break/> <text:s text:c="5"/>(c) You must retain, in the Source form of any Derivative Works<text:line-break/> <text:s text:c="9"/>that You distribute, all copyright, patent, trademark, and<text:line-break/> <text:s text:c="9"/>attribution notices from the Source form of the Work,<text:line-break/> <text:s text:c="9"/>excluding those notices that do not pertain to any part of<text:line-break/> <text:s text:c="9"/>the Derivative Works; and<text:line-break/><text:line-break/> <text:s text:c="5"/>(d) If the Work includes a "NOTICE" text file as part of its<text:line-break/> <text:s text:c="9"/>distribution, then any Derivative Works that You distribute must<text:line-break/> <text:s text:c="9"/>include a readable copy of the attribution notices contained<text:line-break/> <text:s text:c="9"/>within such NOTICE file, excluding those notices that do not<text:line-break/> <text:s text:c="9"/>pertain to any part of the Derivative Works, in at least one<text:line-break/> <text:s text:c="9"/>of the following places: within a NOTICE text file distributed<text:line-break/> <text:s text:c="9"/>as part of the Derivative Works; within the Source form or<text:line-break/> <text:s text:c="9"/>documentation, if provided along with the Derivative Works; or,<text:line-break/> <text:s text:c="9"/>within a display generated by the Derivative Works, if and<text:line-break/> <text:s text:c="9"/>wherever such third-party notices normally appear. The contents<text:line-break/> <text:s text:c="9"/>of the NOTICE file are for informational purposes only and<text:line-break/> <text:s text:c="9"/>do not modify the License. You may add Your own attribution<text:line-break/> <text:s text:c="9"/>notices within Derivative Works that You distribute, alongside<text:line-break/> <text:s text:c="9"/>or as an addendum to the NOTICE text from the Work, provided<text:line-break/> <text:s text:c="9"/>that such additional attribution notices cannot be construed<text:line-break/> <text:s text:c="9"/>as modifying the License.<text:line-break/><text:line-break/> <text:s text:c="5"/>You may add Your own copyright statement to Your modifications and<text:line-break/> <text:s text:c="5"/>may provide additional or different license terms and conditions<text:line-break/> <text:s text:c="5"/>for use, reproduction, or distribution of Your modifications, or<text:line-break/> <text:s text:c="5"/>for any such Derivative Works as a whole, provided Your use,<text:line-break/> <text:s text:c="5"/>reproduction, and distribution of the Work otherwise complies with<text:line-break/><text:soft-page-break/> <text:s text:c="5"/>the conditions stated in this License.<text:line-break/><text:line-break/> <text:s text:c="2"/>5. Submission of Contributions. Unless You explicitly state otherwise,<text:line-break/> <text:s text:c="5"/>any Contribution intentionally submitted for inclusion in the Work<text:line-break/> <text:s text:c="5"/>by You to the Licensor shall be under the terms and conditions of<text:line-break/> <text:s text:c="5"/>this License, without any additional terms or conditions.<text:line-break/> <text:s text:c="5"/>Notwithstanding the above, nothing herein shall supersede or modify<text:line-break/> <text:s text:c="5"/>the terms of any separate license agreement you may have executed<text:line-break/> <text:s text:c="5"/>with Licensor regarding such Contributions.<text:line-break/><text:line-break/> <text:s text:c="2"/>6. Trademarks. This License does not grant permission to use the trade<text:line-break/> <text:s text:c="5"/>names, trademarks, service marks, or product names of the Licensor,<text:line-break/> <text:s text:c="5"/>except as required for reasonable and customary use in describing the<text:line-break/> <text:s text:c="5"/>origin of the Work and reproducing the content of the NOTICE file.<text:line-break/><text:line-break/> <text:s text:c="2"/>7. Disclaimer of Warranty. Unless required by applicable law or<text:line-break/> <text:s text:c="5"/>agreed to in writing, Licensor provides the Work (and each<text:line-break/> <text:s text:c="5"/>Contributor provides its Contributions) on an "AS IS" BASIS,<text:line-break/> <text:s text:c="5"/>WITHOUT WARRANTIES OR CONDITIONS OF ANY KIND, either express or<text:line-break/> <text:s text:c="5"/>implied, including, without limitation, any warranties or conditions<text:line-break/> <text:s text:c="5"/>of TITLE, NON-INFRINGEMENT, MERCHANTABILITY, or FITNESS FOR A<text:line-break/> <text:s text:c="5"/>PARTICULAR PURPOSE. You are solely responsible for determining the<text:line-break/> <text:s text:c="5"/>appropriateness of using or redistributing the Work and assume any<text:line-break/> <text:s text:c="5"/>risks associated with Your exercise of permissions under this License.<text:line-break/><text:line-break/> <text:s text:c="2"/>8. Limitation of Liability. In no event and under no legal theory,<text:line-break/> <text:s text:c="5"/>whether in tort (including negligence), contract, or otherwise,<text:line-break/> <text:s text:c="5"/>unless required by applicable law (such as deliberate and grossly<text:line-break/> <text:s text:c="5"/>negligent acts) or agreed to in writing, shall any Contributor be<text:line-break/> <text:s text:c="5"/>liable to You for damages, including any direct, indirect, special,<text:line-break/> <text:s text:c="5"/>incidental, or consequential damages of any character arising as a<text:line-break/> <text:s text:c="5"/>result of this License or out of the use or inability to use the<text:line-break/> <text:s text:c="5"/>Work (including but not limited to damages for loss of goodwill,<text:line-break/> <text:s text:c="5"/>work stoppage, computer failure or malfunction, or any and all<text:line-break/> <text:s text:c="5"/>other commercial damages or losses), even if such Contributor<text:line-break/> <text:s text:c="5"/>has been advised of the possibility of such damages.<text:line-break/><text:line-break/> <text:s text:c="2"/>9. Accepting Warranty or Additional Liability. While redistributing<text:line-break/> <text:s text:c="5"/>the Work or Derivative Works thereof, You may choose to offer,<text:line-break/> <text:s text:c="5"/>and charge a fee for, acceptance of support, warranty, indemnity,<text:line-break/> <text:s text:c="5"/>or other liability obligations and/or rights consistent with this<text:line-break/> <text:s text:c="5"/>License. However, in accepting such obligations, You may act only<text:line-break/> <text:s text:c="5"/>on Your own behalf and on Your sole responsibility, not on behalf<text:line-break/> <text:s text:c="5"/>of any other Contributor, and only if You agree to indemnify,<text:line-break/> <text:s text:c="5"/>defend, and hold each Contributor harmless for any liability<text:line-break/> <text:s text:c="5"/>incurred by, or claims asserted against, such Contributor</text:p>
      <text:p text:style-name="P1"><text:s/>by reason<text:line-break/> <text:s text:c="5"/>of your accepting any such warranty or additional liability.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54S</meta:editing-duration>
    <meta:editing-cycles>19</meta:editing-cycles>
    <meta:generator>LibreOffice/3.4$Win32 LibreOffice_project/340m1$Build-502</meta:generator>
    <dc:date>2012-06-22T18:39:19.43</dc:date>
    <meta:document-statistic meta:table-count="0" meta:image-count="0" meta:object-count="0" meta:page-count="4" meta:paragraph-count="21" meta:word-count="1851" meta:character-count="12896" meta:non-whitespace-character-count="9938"/>
    <meta:user-defined meta:name="Info 1"/>
    <meta:user-defined meta:name="Info 2"/>
    <meta:user-defined meta:name="Info 3"/>
    <meta:user-defined meta:name="Info 4"/>
  </office:meta>
</office:document-meta>
</file>